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4cm" style:writing-mode="lr-tb"/>
    </style:style>
    <style:style style:name="P2" style:family="paragraph">
      <loext:graphic-properties draw:fill-color="#ffffff"/>
      <style:paragraph-properties fo:margin-top="0cm" fo:margin-bottom="4cm"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aa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Line 1</text:p>
            <text:p text:style-name="P1">Line 2</text:p>
            <text:p text:style-name="P1">Line 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6:19:48.462492355</meta:creation-date>
    <dc:date>2017-02-15T16:22:16.370519795</dc:date>
    <meta:editing-duration>PT2M30S</meta:editing-duration>
    <meta:editing-cycles>2</meta:editing-cycles>
    <meta:generator>LibreOfficeDev/5.4.0.0.alpha0$Linux_X86_64 LibreOffice_project/b862cbdd345ec57c2595629ded6a3969e1e65d56</meta:generator>
    <meta:document-statistic meta:object-count="25"/>
  </office:meta>
</office:document-meta>
</file>